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2cm" svg:height="1.1cm" svg:x="6.149cm" svg:y="13.3cm">
          <text:p text:style-name="P1"><text:span text:style-name="T1">Recv “COMMIT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4.2cm" svg:height="1.1cm" svg:x="12.1cm" svg:y="1.1cm">
          <text:p text:style-name="P1"><text:span text:style-name="T1">Recv vote 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4.2cm" svg:height="1.1cm" svg:x="6.149cm" svg:y="11.3cm">
          <text:p text:style-name="P1"><text:span text:style-name="T1">Return “YE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4.2cm" svg:height="1.1cm" svg:x="6.149cm" svg:y="9.3cm">
          <text:p text:style-name="P1"><text:span text:style-name="T1">Save WorkingSet</text:span></text:p>
          <text:p text:style-name="P1"><text:span text:style-name="T1">To dis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2cm" svg:height="3.1cm" svg:x="6.149cm" svg:y="15.3cm">
          <text:p text:style-name="P1"><text:span text:style-name="T1">Cras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" draw:id="id6" draw:layer="layout" svg:width="4.2cm" svg:height="1.1cm" svg:x="11.85cm" svg:y="19cm">
          <text:p text:style-name="P1"><text:span text:style-name="T1">Commit Working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2cm" svg:height="1.1cm" svg:x="11.85cm" svg:y="21.3cm">
          <text:p text:style-name="P1"><text:span text:style-name="T1">Delete WorkingSet</text:span></text:p>
          <text:p text:style-name="P1"><text:span text:style-name="T1">from 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2.1cm" svg:height="2.1cm" svg:x="12.9cm" svg:y="29.2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4.2cm" svg:height="1.1cm" svg:x="1.45cm" svg:y="18.9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4.2cm" svg:height="1.1cm" svg:x="1.45cm" svg:y="21cm">
          <text:p text:style-name="P1"><text:span text:style-name="T1">Reload WorkingSet</text:span></text:p>
          <text:p text:style-name="P1"><text:span text:style-name="T1">from 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2cm" svg:height="1.1cm" svg:x="1.45cm" svg:y="18.899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4.2cm" svg:height="1.1cm" svg:x="1.45cm" svg:y="23.1cm">
          <text:p text:style-name="P1"><text:span text:style-name="T1">Ask middleware</text:span></text:p>
          <text:p text:style-name="P1"><text:span text:style-name="T1">for decision for tx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4.2cm" svg:height="3.1cm" svg:x="1.45cm" svg:y="25.5cm">
          <text:p text:style-name="P1"><text:span text:style-name="T1">Comm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4.2cm" svg:height="3.1cm" svg:x="6.149cm" svg:y="15.299cm">
          <text:p text:style-name="P1"><text:span text:style-name="T1">Cras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2" draw:id="id12" draw:layer="layout" svg:width="4.2cm" svg:height="1.1cm" svg:x="1.45cm" svg:y="30.2cm">
          <text:p text:style-name="P1"><text:span text:style-name="T1">Abort Working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249cm" svg:y1="10.4cm" svg:x2="8.249cm" svg:y2="11.3cm" draw:start-shape="id1" draw:start-glue-point="6" draw:end-shape="id2" draw:end-glue-point="4" svg:d="m8249 10400v900">
          <text:p/>
        </draw:connector>
        <draw:connector draw:style-name="gr2" draw:text-style-name="P1" draw:layer="layout" svg:x1="8.249cm" svg:y1="12.4cm" svg:x2="8.249cm" svg:y2="13.3cm" draw:start-shape="id2" draw:start-glue-point="6" draw:end-shape="id3" draw:end-glue-point="4" svg:d="m8249 12400v900">
          <text:p/>
        </draw:connector>
        <draw:connector draw:style-name="gr2" draw:text-style-name="P1" draw:layer="layout" svg:x1="8.249cm" svg:y1="14.4cm" svg:x2="8.249cm" svg:y2="15.299cm" draw:start-shape="id3" draw:start-glue-point="6" draw:end-shape="id4" draw:end-glue-point="4" svg:d="m8249 14400v899">
          <text:p/>
        </draw:connector>
        <draw:connector draw:style-name="gr3" draw:text-style-name="P1" draw:layer="layout" svg:x1="6.149cm" svg:y1="16.849cm" svg:x2="3.55cm" svg:y2="18.899cm" draw:start-shape="id4" draw:start-glue-point="5" draw:end-shape="id5" draw:end-glue-point="4" svg:d="m6149 16849h-2599v2050">
          <text:p text:style-name="P1">YES</text:p>
        </draw:connector>
        <draw:connector draw:style-name="gr3" draw:text-style-name="P1" draw:layer="layout" svg:x1="10.349cm" svg:y1="16.849cm" svg:x2="13.95cm" svg:y2="19cm" draw:start-shape="id4" draw:start-glue-point="7" draw:end-shape="id6" draw:end-glue-point="4" svg:d="m10349 16849h3601v2151">
          <text:p text:style-name="P1">NO</text:p>
        </draw:connector>
        <draw:connector draw:style-name="gr2" draw:text-style-name="P1" draw:layer="layout" svg:x1="13.95cm" svg:y1="20.1cm" svg:x2="13.95cm" svg:y2="21.3cm" draw:start-shape="id6" draw:start-glue-point="6" draw:end-shape="id7" draw:end-glue-point="4" svg:d="m13950 20100v1200">
          <text:p/>
        </draw:connector>
        <draw:connector draw:style-name="gr2" draw:text-style-name="P1" draw:layer="layout" svg:x1="13.95cm" svg:y1="22.4cm" svg:x2="13.95cm" svg:y2="29.2cm" draw:start-shape="id7" draw:start-glue-point="6" draw:end-shape="id8" draw:end-glue-point="4" svg:d="m13950 22400v6800">
          <text:p/>
        </draw:connector>
        <draw:connector draw:style-name="gr2" draw:text-style-name="P1" draw:layer="layout" svg:x1="3.55cm" svg:y1="19.999cm" svg:x2="3.55cm" svg:y2="21cm" draw:start-shape="id5" draw:start-glue-point="6" draw:end-shape="id9" draw:end-glue-point="4" svg:d="m3550 19999v1001">
          <text:p/>
        </draw:connector>
        <draw:connector draw:style-name="gr2" draw:text-style-name="P1" draw:layer="layout" svg:x1="3.55cm" svg:y1="22.1cm" svg:x2="3.55cm" svg:y2="23.1cm" draw:start-shape="id9" draw:start-glue-point="6" draw:end-shape="id10" draw:end-glue-point="4" svg:d="m3550 22100v1000">
          <text:p/>
        </draw:connector>
        <draw:connector draw:style-name="gr2" draw:text-style-name="P1" draw:layer="layout" svg:x1="3.55cm" svg:y1="24.2cm" svg:x2="3.55cm" svg:y2="25.5cm" draw:start-shape="id10" draw:start-glue-point="6" draw:end-shape="id11" draw:end-glue-point="4" svg:d="m3550 24200v1300">
          <text:p/>
        </draw:connector>
        <draw:connector draw:style-name="gr3" draw:text-style-name="P1" draw:layer="layout" svg:x1="3.55cm" svg:y1="28.6cm" svg:x2="3.55cm" svg:y2="30.2cm" draw:start-shape="id11" draw:start-glue-point="6" draw:end-shape="id12" draw:end-glue-point="4" svg:d="m3550 28600v1600">
          <text:p text:style-name="P1">YES</text:p>
        </draw:connector>
        <draw:custom-shape draw:style-name="gr1" draw:text-style-name="P2" draw:layer="layout" svg:width="4.2cm" svg:height="1.1cm" svg:x="1.449cm" svg:y="18.898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8" draw:id="id18" draw:layer="layout" svg:width="4.2cm" svg:height="3.1cm" svg:x="12.1cm" svg:y="4.1cm">
          <text:p text:style-name="P1"><text:span text:style-name="T1">Crash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3" draw:id="id13" draw:layer="layout" svg:width="4.2cm" svg:height="1.1cm" svg:x="18.9cm" svg:y="9.3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4.2cm" svg:height="1.1cm" svg:x="18.9cm" svg:y="11.3cm">
          <text:p text:style-name="P1"><text:span text:style-name="T1">Reload WorkingSet</text:span></text:p>
          <text:p text:style-name="P1"><text:span text:style-name="T1">from 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4.2cm" svg:height="1.1cm" svg:x="18.9cm" svg:y="13.3cm">
          <text:p text:style-name="P1"><text:span text:style-name="T1">Ask middleware</text:span></text:p>
          <text:p text:style-name="P1"><text:span text:style-name="T1">for decision for tx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6" draw:id="id16" draw:layer="layout" svg:width="4.2cm" svg:height="1.1cm" svg:x="18.9cm" svg:y="16.299cm">
          <text:p text:style-name="P1"><text:span text:style-name="T1">Abort Working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cm" svg:y1="10.4cm" svg:x2="21cm" svg:y2="11.3cm" draw:start-shape="id13" draw:start-glue-point="6" draw:end-shape="id14" draw:end-glue-point="4" svg:d="m21000 10400v900">
          <text:p/>
        </draw:connector>
        <draw:connector draw:style-name="gr2" draw:text-style-name="P1" draw:layer="layout" svg:x1="21cm" svg:y1="12.4cm" svg:x2="21cm" svg:y2="13.3cm" draw:start-shape="id14" draw:start-glue-point="6" draw:end-shape="id15" draw:end-glue-point="4" svg:d="m21000 12400v900">
          <text:p/>
        </draw:connector>
        <draw:connector draw:style-name="gr2" draw:text-style-name="P1" draw:layer="layout" svg:x1="21cm" svg:y1="14.4cm" svg:x2="21cm" svg:y2="16.299cm" draw:start-shape="id15" draw:start-glue-point="6" draw:end-shape="id16" draw:end-glue-point="4" svg:d="m21000 14400v1899">
          <text:p/>
        </draw:connector>
        <draw:connector draw:style-name="gr2" draw:text-style-name="P1" draw:layer="layout" svg:x1="21cm" svg:y1="17.399cm" svg:x2="15cm" svg:y2="30.25cm" draw:start-shape="id16" draw:start-glue-point="6" draw:end-shape="id8" draw:end-glue-point="10" svg:d="m21000 17399v12851h-6000">
          <text:p/>
        </draw:connector>
        <draw:connector draw:style-name="gr2" draw:text-style-name="P1" draw:layer="layout" svg:x1="14.2cm" svg:y1="2.2cm" svg:x2="14.2cm" svg:y2="4.1cm" draw:start-shape="id17" draw:end-shape="id18" draw:end-glue-point="4" svg:d="m14200 2200v1900">
          <text:p/>
        </draw:connector>
        <draw:connector draw:style-name="gr3" draw:text-style-name="P1" draw:layer="layout" svg:x1="12.1cm" svg:y1="5.65cm" svg:x2="8.249cm" svg:y2="9.3cm" draw:start-shape="id18" draw:start-glue-point="5" draw:end-shape="id1" draw:end-glue-point="4" svg:d="m12100 5650h-3851v3650">
          <text:p text:style-name="P1">NO</text:p>
        </draw:connector>
        <draw:connector draw:style-name="gr3" draw:text-style-name="P1" draw:layer="layout" svg:x1="16.3cm" svg:y1="5.65cm" svg:x2="21cm" svg:y2="9.3cm" draw:start-shape="id18" draw:start-glue-point="7" draw:end-shape="id13" draw:end-glue-point="4" svg:d="m16300 5650h4700v3650">
          <text:p/>
        </draw:connector>
        <draw:frame draw:style-name="gr4" draw:layer="layout" svg:width="1.9cm" svg:height="1.25cm" svg:x="19.2cm" svg:y="7.2cm">
          <draw:text-box>
            <text:p>YES</text:p>
          </draw:text-box>
        </draw:frame>
        <draw:connector draw:style-name="gr3" draw:text-style-name="P1" draw:layer="layout" svg:x1="5.65cm" svg:y1="27.05cm" svg:x2="11.85cm" svg:y2="19.55cm" draw:start-shape="id11" draw:start-glue-point="7" draw:end-shape="id6" draw:end-glue-point="5" svg:d="m5650 27050h3101v-7500h3099">
          <text:p text:style-name="P1">NO</text:p>
        </draw:connector>
        <draw:connector draw:style-name="gr2" draw:text-style-name="P1" draw:layer="layout" draw:line-skew="1.849cm" svg:x1="5.65cm" svg:y1="30.75cm" svg:x2="11.85cm" svg:y2="21.85cm" draw:start-shape="id12" draw:start-glue-point="7" draw:end-shape="id7" draw:end-glue-point="5" svg:d="m5650 30750h4950v-8900h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5T12:05:34</meta:creation-date>
    <dc:date>2013-11-26T17:16:47</dc:date>
    <meta:editing-duration>PT7M23S</meta:editing-duration>
    <meta:editing-cycles>4</meta:editing-cycles>
    <meta:generator>LibreOffice/3.5$Linux_X86_64 LibreOffice_project/350m1$Build-2</meta:generator>
    <meta:document-statistic meta:object-count="42"/>
  </office:meta>
</office:document-meta>
</file>